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486cm"/>
    </style:style>
    <style:style style:name="co3" style:family="table-column">
      <style:table-column-properties fo:break-before="auto" style:column-width="4.299cm"/>
    </style:style>
    <style:style style:name="co4" style:family="table-column">
      <style:table-column-properties fo:break-before="auto" style:column-width="3.971cm"/>
    </style:style>
    <style:style style:name="co5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1.812cm"/>
    </style:style>
    <style:style style:name="co7" style:family="table-column">
      <style:table-column-properties fo:break-before="auto" style:column-width="4.108cm"/>
    </style:style>
    <style:style style:name="co8" style:family="table-column">
      <style:table-column-properties fo:break-before="auto" style:column-width="2.002cm"/>
    </style:style>
    <style:style style:name="co9" style:family="table-column">
      <style:table-column-properties fo:break-before="auto" style:column-width="4.546cm"/>
    </style:style>
    <style:style style:name="co10" style:family="table-column">
      <style:table-column-properties fo:break-before="auto" style:column-width="4.874cm"/>
    </style:style>
    <style:style style:name="co11" style:family="table-column">
      <style:table-column-properties fo:break-before="auto" style:column-width="3.78cm"/>
    </style:style>
    <style:style style:name="co12" style:family="table-column">
      <style:table-column-properties fo:break-before="auto" style:column-width="2.33cm"/>
    </style:style>
    <style:style style:name="co13" style:family="table-column">
      <style:table-column-properties fo:break-before="auto" style:column-width="5.202cm"/>
    </style:style>
    <style:style style:name="co14" style:family="table-column">
      <style:table-column-properties fo:break-before="auto" style:column-width="5.694cm"/>
    </style:style>
    <style:style style:name="co15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205cm"/>
    </style:style>
    <style:style style:name="co17" style:family="table-column">
      <style:table-column-properties fo:break-before="auto" style:column-width="5.803cm"/>
    </style:style>
    <style:style style:name="co18" style:family="table-column">
      <style:table-column-properties fo:break-before="auto" style:column-width="3.314cm"/>
    </style:style>
    <style:style style:name="co19" style:family="table-column">
      <style:table-column-properties fo:break-before="auto" style:column-width="2.413cm"/>
    </style:style>
    <style:style style:name="co20" style:family="table-column">
      <style:table-column-properties fo:break-before="auto" style:column-width="4.572cm"/>
    </style:style>
    <style:style style:name="co21" style:family="table-column">
      <style:table-column-properties fo:break-before="auto" style:column-width="4.463cm"/>
    </style:style>
    <style:style style:name="co22" style:family="table-column">
      <style:table-column-properties fo:break-before="auto" style:column-width="2.632cm"/>
    </style:style>
    <style:style style:name="co23" style:family="table-column">
      <style:table-column-properties fo:break-before="auto" style:column-width="3.835cm"/>
    </style:style>
    <style:style style:name="co24" style:family="table-column">
      <style:table-column-properties fo:break-before="auto" style:column-width="3.806cm"/>
    </style:style>
    <style:style style:name="co25" style:family="table-column">
      <style:table-column-properties fo:break-before="auto" style:column-width="3.642cm"/>
    </style:style>
    <style:style style:name="co26" style:family="table-column">
      <style:table-column-properties fo:break-before="auto" style:column-width="5.611cm"/>
    </style:style>
    <style:style style:name="co27" style:family="table-column">
      <style:table-column-properties fo:break-before="auto" style:column-width="6.869cm"/>
    </style:style>
    <style:style style:name="co28" style:family="table-column">
      <style:table-column-properties fo:break-before="auto" style:column-width="2.877cm"/>
    </style:style>
    <style:style style:name="co29" style:family="table-column">
      <style:table-column-properties fo:break-before="auto" style:column-width="2.7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cc99" fo:border="0.06pt solid #000000"/>
    </style:style>
    <style:style style:name="ce3" style:family="table-cell" style:parent-style-name="Default">
      <style:table-cell-properties fo:background-color="#ffff66" fo:border="0.06pt solid #000000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style:font-name-asian="Droid Sans Fallback" style:font-name-complex="Lohit Hindi"/>
    </style:style>
    <style:style style:name="T1" style:family="text">
      <style:text-properties fo:font-size="12pt" fo:language="en" fo:country="US" style:font-size-asian="12pt" style:font-size-complex="6.80000019073486pt"/>
    </style:style>
    <style:style style:name="T2" style:family="text">
      <style:text-properties style:font-name="Arial" fo:font-size="10pt" fo:language="en" fo:country="US" style:font-size-asian="10pt" style:font-size-complex="5.69999980926514pt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10" table:default-cell-style-name="ce1"/>
        <table:table-column table:style-name="co14" table:default-cell-style-name="ce1"/>
        <table:table-column table:style-name="co15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9" table:default-cell-style-name="ce1"/>
        <table:table-column table:style-name="co22" table:number-columns-repeated="2" table:default-cell-style-name="ce1"/>
        <table:table-column table:style-name="co19" table:default-cell-style-name="ce1"/>
        <table:table-column table:style-name="co15" table:default-cell-style-name="ce1"/>
        <table:table-column table:style-name="co4" table:default-cell-style-name="ce1"/>
        <table:table-column table:style-name="co23" table:default-cell-style-name="ce1"/>
        <table:table-column table:style-name="co24" table:default-cell-style-name="ce1"/>
        <table:table-column table:style-name="co4" table:number-columns-repeated="5" table:default-cell-style-name="ce1"/>
        <table:table-column table:style-name="co25" table:default-cell-style-name="ce1"/>
        <table:table-column table:style-name="co1" table:default-cell-style-name="ce1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/>
          <table:table-cell table:style-name="ce1"/>
          <table:table-cell table:style-name="ce3" office:value-type="string">
            <text:p>def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(</text:p>
          </table:table-cell>
          <table:table-cell table:style-name="ce3" office:value-type="string">
            <text:p>)</text:p>
          </table:table-cell>
          <table:table-cell table:style-name="ce3" office:value-type="string">
            <text:p>;</text:p>
          </table:table-cell>
          <table:table-cell table:style-name="ce3" office:value-type="string">
            <text:p>{</text:p>
          </table:table-cell>
          <table:table-cell table:style-name="ce3" office:value-type="string">
            <text:p>}</text:p>
          </table:table-cell>
          <table:table-cell table:style-name="ce3" office:value-type="string">
            <text:p>basic</text:p>
          </table:table-cell>
          <table:table-cell table:style-name="ce3" office:value-type="string">
            <text:p>record</text:p>
          </table:table-cell>
          <table:table-cell table:style-name="ce3" office:value-type="string">
            <text:p>[</text:p>
          </table:table-cell>
          <table:table-cell table:style-name="ce3" office:value-type="string">
            <text:p>]</text:p>
          </table:table-cell>
          <table:table-cell table:style-name="ce3" office:value-type="string">
            <text:p>num</text:p>
          </table:table-cell>
          <table:table-cell table:style-name="ce3" office:value-type="string">
            <text:p>if</text:p>
          </table:table-cell>
          <table:table-cell table:style-name="ce3" office:value-type="string">
            <text:p>while</text:p>
          </table:table-cell>
          <table:table-cell table:style-name="ce3" office:value-type="string">
            <text:p>do</text:p>
          </table:table-cell>
          <table:table-cell table:style-name="ce3" office:value-type="string">
            <text:p>break</text:p>
          </table:table-cell>
          <table:table-cell table:style-name="ce3" office:value-type="string">
            <text:p>return</text:p>
          </table:table-cell>
          <table:table-cell table:style-name="ce3" office:value-type="string">
            <text:p>print</text:p>
          </table:table-cell>
          <table:table-cell table:style-name="ce3" office:value-type="string">
            <text:p>else</text:p>
          </table:table-cell>
          <table:table-cell table:style-name="ce3" office:value-type="string">
            <text:p>=</text:p>
          </table:table-cell>
          <table:table-cell table:style-name="ce3" office:value-type="string">
            <text:p>||</text:p>
          </table:table-cell>
          <table:table-cell table:style-name="ce3" office:value-type="string">
            <text:p>&amp;&amp;</text:p>
          </table:table-cell>
          <table:table-cell table:style-name="ce3" office:value-type="string">
            <text:p>'=='</text:p>
          </table:table-cell>
          <table:table-cell table:style-name="ce3" office:value-type="string">
            <text:p>!=</text:p>
          </table:table-cell>
          <table:table-cell table:style-name="ce3" office:value-type="string">
            <text:p>&lt;</text:p>
          </table:table-cell>
          <table:table-cell table:style-name="ce3" office:value-type="string">
            <text:p>&lt;=</text:p>
          </table:table-cell>
          <table:table-cell table:style-name="ce3" office:value-type="string">
            <text:p>&gt;=</text:p>
          </table:table-cell>
          <table:table-cell table:style-name="ce3" office:value-type="string">
            <text:p>&gt;</text:p>
          </table:table-cell>
          <table:table-cell table:style-name="ce3" office:value-type="string">
            <text:p>+</text:p>
          </table:table-cell>
          <table:table-cell table:style-name="ce3" office:value-type="string">
            <text:p>-</text:p>
          </table:table-cell>
          <table:table-cell table:style-name="ce3" office:value-type="string">
            <text:p>*</text:p>
          </table:table-cell>
          <table:table-cell table:style-name="ce3" office:value-type="string">
            <text:p>/</text:p>
          </table:table-cell>
          <table:table-cell table:style-name="ce3" office:value-type="string">
            <text:p>!</text:p>
          </table:table-cell>
          <table:table-cell table:style-name="ce3" office:value-type="string">
            <text:p>real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false</text:p>
          </table:table-cell>
          <table:table-cell table:style-name="ce3" office:value-type="string">
            <text:p>string</text:p>
          </table:table-cell>
          <table:table-cell table:style-name="ce3" office:value-type="string">
            <text:p>,</text:p>
          </table:table-cell>
          <table:table-cell table:style-name="ce3" office:value-type="string">
            <text:p>$</text:p>
          </table:table-cell>
          <table:table-cell/>
          <table:table-cell office:value-type="string">
            <text:p>FIRST'S</text:p>
          </table:table-cell>
          <table:table-cell table:number-columns-repeated="3"/>
          <table:table-cell office:value-type="string">
            <text:p>FOLLOW'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rogram</text:p>
          </table:table-cell>
          <table:table-cell office:value-type="string">
            <text:p>program ::= funcs</text:p>
          </table:table-cell>
          <table:table-cell table:number-columns-repeated="39"/>
          <table:table-cell office:value-type="string">
            <text:p>program</text:p>
          </table:table-cell>
          <table:table-cell office:value-type="string">
            <text:p>def</text:p>
          </table:table-cell>
          <table:table-cell table:number-columns-repeated="2"/>
          <table:table-cell office:value-type="string">
            <text:p>program</text:p>
          </table:table-cell>
          <table:table-cell office:value-type="string">
            <text:p>$ 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uncs</text:p>
          </table:table-cell>
          <table:table-cell office:value-type="string">
            <text:p>funcs ::= <text:s/>func funcs</text:p>
          </table:table-cell>
          <table:table-cell table:number-columns-repeated="37"/>
          <table:table-cell office:value-type="string">
            <text:p>funcs ::= <text:span text:style-name="T1">ε</text:span></text:p>
          </table:table-cell>
          <table:table-cell/>
          <table:table-cell office:value-type="string">
            <text:p>funcs</text:p>
          </table:table-cell>
          <table:table-cell office:value-type="string">
            <text:p>def <text:span text:style-name="T1">ε</text:span></text:p>
          </table:table-cell>
          <table:table-cell table:number-columns-repeated="2"/>
          <table:table-cell office:value-type="string">
            <text:p>funcs</text:p>
          </table:table-cell>
          <table:table-cell office:value-type="string">
            <text:p>$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unc</text:p>
          </table:table-cell>
          <table:table-cell office:value-type="string">
            <text:p>func ::= <text:s/>def type id ( optparams ) func'</text:p>
          </table:table-cell>
          <table:table-cell table:number-columns-repeated="39"/>
          <table:table-cell office:value-type="string">
            <text:p>func</text:p>
          </table:table-cell>
          <table:table-cell office:value-type="string">
            <text:p>def</text:p>
          </table:table-cell>
          <table:table-cell table:number-columns-repeated="2"/>
          <table:table-cell office:value-type="string">
            <text:p>func</text:p>
          </table:table-cell>
          <table:table-cell office:value-type="string">
            <text:p>def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unc'</text:p>
          </table:table-cell>
          <table:table-cell table:number-columns-repeated="4"/>
          <table:table-cell office:value-type="string">
            <text:p>func' ::= ;</text:p>
          </table:table-cell>
          <table:table-cell office:value-type="string">
            <text:p>func' ::= block</text:p>
          </table:table-cell>
          <table:table-cell table:number-columns-repeated="34"/>
          <table:table-cell office:value-type="string">
            <text:p>func'</text:p>
          </table:table-cell>
          <table:table-cell office:value-type="string">
            <text:p>{ ;</text:p>
          </table:table-cell>
          <table:table-cell table:number-columns-repeated="2"/>
          <table:table-cell office:value-type="string">
            <text:p>func'</text:p>
          </table:table-cell>
          <table:table-cell office:value-type="string">
            <text:p>def 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optparams</text:p>
          </table:table-cell>
          <table:table-cell table:number-columns-repeated="3"/>
          <table:table-cell office:value-type="string">
            <text:p>optparams ::= <text:span text:style-name="T1">ε</text:span></text:p>
          </table:table-cell>
          <table:table-cell table:number-columns-repeated="3"/>
          <table:table-cell office:value-type="string">
            <text:p>optparams ::= params</text:p>
          </table:table-cell>
          <table:table-cell office:value-type="string">
            <text:p>optparams ::= params</text:p>
          </table:table-cell>
          <table:table-cell table:number-columns-repeated="31"/>
          <table:table-cell office:value-type="string">
            <text:p>optparams</text:p>
          </table:table-cell>
          <table:table-cell office:value-type="string">
            <text:p>basic record <text:span text:style-name="T1">ε</text:span></text:p>
          </table:table-cell>
          <table:table-cell table:number-columns-repeated="2"/>
          <table:table-cell office:value-type="string">
            <text:p>optparams</text:p>
          </table:table-cell>
          <table:table-cell office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rams</text:p>
          </table:table-cell>
          <table:table-cell table:number-columns-repeated="7"/>
          <table:table-cell office:value-type="string">
            <text:p>params ::= type id params'</text:p>
          </table:table-cell>
          <table:table-cell office:value-type="string">
            <text:p>params ::= type id params'</text:p>
          </table:table-cell>
          <table:table-cell table:number-columns-repeated="31"/>
          <table:table-cell office:value-type="string">
            <text:p>params</text:p>
          </table:table-cell>
          <table:table-cell office:value-type="string">
            <text:p>basic record</text:p>
          </table:table-cell>
          <table:table-cell table:number-columns-repeated="2"/>
          <table:table-cell office:value-type="string">
            <text:p>params</text:p>
          </table:table-cell>
          <table:table-cell office:value-type="string">
            <text:p>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arams'</text:p>
          </table:table-cell>
          <table:table-cell table:number-columns-repeated="3"/>
          <table:table-cell office:value-type="string">
            <text:p>params' ::= ε</text:p>
          </table:table-cell>
          <table:table-cell table:number-columns-repeated="33"/>
          <table:table-cell office:value-type="string">
            <text:p>params' ::= , params</text:p>
          </table:table-cell>
          <table:table-cell table:number-columns-repeated="2"/>
          <table:table-cell office:value-type="string">
            <text:p>params'</text:p>
          </table:table-cell>
          <table:table-cell office:value-type="string">
            <text:p>, <text:span text:style-name="T1">ε</text:span></text:p>
          </table:table-cell>
          <table:table-cell table:number-columns-repeated="2"/>
          <table:table-cell office:value-type="string">
            <text:p>params'</text:p>
          </table:table-cell>
          <table:table-cell office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5"/>
          <table:table-cell office:value-type="string">
            <text:p>block ::= { decls stmts }</text:p>
          </table:table-cell>
          <table:table-cell table:number-columns-repeated="34"/>
          <table:table-cell office:value-type="string">
            <text:p>block</text:p>
          </table:table-cell>
          <table:table-cell office:value-type="string">
            <text:p>{ <text:s/></text:p>
          </table:table-cell>
          <table:table-cell table:number-columns-repeated="2"/>
          <table:table-cell office:value-type="string">
            <text:p>block</text:p>
          </table:table-cell>
          <table:table-cell office:value-type="string">
            <text:p>def else id if while do break return print { }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ecls</text:p>
          </table:table-cell>
          <table:table-cell/>
          <table:table-cell office:value-type="string">
            <text:p>decls ::= <text:span text:style-name="T1">ε</text:span></text:p>
          </table:table-cell>
          <table:table-cell table:number-columns-repeated="3"/>
          <table:table-cell office:value-type="string">
            <text:p>decls ::= <text:span text:style-name="T1">ε</text:span></text:p>
          </table:table-cell>
          <table:table-cell office:value-type="string">
            <text:p>decls ::= <text:span text:style-name="T1">ε</text:span></text:p>
          </table:table-cell>
          <table:table-cell office:value-type="string">
            <text:p>decls ::= <text:s/>decl decls</text:p>
          </table:table-cell>
          <table:table-cell office:value-type="string">
            <text:p>decls ::= <text:s/>decl decls</text:p>
          </table:table-cell>
          <table:table-cell table:number-columns-repeated="3"/>
          <table:table-cell office:value-type="string">
            <text:p>decls ::= <text:span text:style-name="T1">ε</text:span></text:p>
          </table:table-cell>
          <table:table-cell office:value-type="string">
            <text:p>decls ::= <text:span text:style-name="T1">ε</text:span></text:p>
          </table:table-cell>
          <table:table-cell office:value-type="string">
            <text:p>decls ::= <text:span text:style-name="T1">ε</text:span></text:p>
          </table:table-cell>
          <table:table-cell office:value-type="string">
            <text:p>decls ::= <text:span text:style-name="T1">ε</text:span></text:p>
          </table:table-cell>
          <table:table-cell office:value-type="string">
            <text:p>decls ::= <text:span text:style-name="T1">ε</text:span></text:p>
          </table:table-cell>
          <table:table-cell office:value-type="string">
            <text:p>decls ::= <text:span text:style-name="T1">ε</text:span></text:p>
          </table:table-cell>
          <table:table-cell office:value-type="string">
            <text:p>decls ::= <text:span text:style-name="T1">ε</text:span></text:p>
          </table:table-cell>
          <table:table-cell table:number-columns-repeated="21"/>
          <table:table-cell office:value-type="string">
            <text:p>decls</text:p>
          </table:table-cell>
          <table:table-cell office:value-type="string">
            <text:p>basic record <text:span text:style-name="T1">ε</text:span></text:p>
          </table:table-cell>
          <table:table-cell table:number-columns-repeated="2"/>
          <table:table-cell office:value-type="string">
            <text:p>decls</text:p>
          </table:table-cell>
          <table:table-cell office:value-type="string">
            <text:p>id if while do break return print { }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cls</text:p>
          </table:table-cell>
          <table:table-cell table:number-columns-repeated="7"/>
          <table:table-cell office:value-type="string">
            <text:p>decl ::= <text:s/>type id ;</text:p>
          </table:table-cell>
          <table:table-cell office:value-type="string">
            <text:p>decl ::= <text:s/>type id ;</text:p>
          </table:table-cell>
          <table:table-cell table:number-columns-repeated="31"/>
          <table:table-cell office:value-type="string">
            <text:p>decl</text:p>
          </table:table-cell>
          <table:table-cell office:value-type="string">
            <text:p>basic record</text:p>
          </table:table-cell>
          <table:table-cell table:number-columns-repeated="2"/>
          <table:table-cell office:value-type="string">
            <text:p>decl</text:p>
          </table:table-cell>
          <table:table-cell office:value-type="string">
            <text:p>id if while do break return print { }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ype</text:p>
          </table:table-cell>
          <table:table-cell table:number-columns-repeated="7"/>
          <table:table-cell office:value-type="string">
            <text:p>type ::= <text:s/>basic type'</text:p>
          </table:table-cell>
          <table:table-cell office:value-type="string">
            <text:p>type ::= record { decls } type'</text:p>
          </table:table-cell>
          <table:table-cell table:number-columns-repeated="31"/>
          <table:table-cell office:value-type="string">
            <text:p>type</text:p>
          </table:table-cell>
          <table:table-cell office:value-type="string">
            <text:p>basic record</text:p>
          </table:table-cell>
          <table:table-cell table:number-columns-repeated="2"/>
          <table:table-cell office:value-type="string">
            <text:p>type</text:p>
          </table:table-cell>
          <table:table-cell office:value-type="string">
            <text:p>i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ype'</text:p>
          </table:table-cell>
          <table:table-cell/>
          <table:table-cell table:style-name="ce4" office:value-type="string">
            <text:p>type' ::= ε</text:p>
          </table:table-cell>
          <table:table-cell table:number-columns-repeated="7"/>
          <table:table-cell office:value-type="string">
            <text:p>type' ::= [ num ] type' </text:p>
          </table:table-cell>
          <table:table-cell table:number-columns-repeated="30"/>
          <table:table-cell office:value-type="string">
            <text:p>type'</text:p>
          </table:table-cell>
          <table:table-cell office:value-type="string">
            <text:p>[ <text:span text:style-name="T1">ε</text:span></text:p>
          </table:table-cell>
          <table:table-cell table:number-columns-repeated="2"/>
          <table:table-cell office:value-type="string">
            <text:p>type'</text:p>
          </table:table-cell>
          <table:table-cell office:value-type="string">
            <text:p>i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mts</text:p>
          </table:table-cell>
          <table:table-cell/>
          <table:table-cell table:style-name="ce4" office:value-type="string">
            <text:p>stmts ::= stmt stmts</text:p>
          </table:table-cell>
          <table:table-cell table:number-columns-repeated="3"/>
          <table:table-cell table:style-name="ce4" office:value-type="string">
            <text:p>stmts ::= stmt stmts</text:p>
          </table:table-cell>
          <table:table-cell table:style-name="ce4" office:value-type="string">
            <text:p>stmts ::= ε </text:p>
          </table:table-cell>
          <table:table-cell table:number-columns-repeated="5"/>
          <table:table-cell table:style-name="ce4" office:value-type="string">
            <text:p>stmts ::= stmt stmts</text:p>
          </table:table-cell>
          <table:table-cell table:style-name="ce4" office:value-type="string">
            <text:p>stmts ::= stmt stmts</text:p>
          </table:table-cell>
          <table:table-cell table:style-name="ce4" office:value-type="string">
            <text:p>stmts ::= stmt stmts</text:p>
          </table:table-cell>
          <table:table-cell table:style-name="ce4" office:value-type="string">
            <text:p>stmts ::= stmt stmts</text:p>
          </table:table-cell>
          <table:table-cell table:style-name="ce4" office:value-type="string">
            <text:p>stmts ::= stmt stmts</text:p>
          </table:table-cell>
          <table:table-cell table:style-name="ce4" office:value-type="string">
            <text:p>stmts ::= stmt stmts</text:p>
          </table:table-cell>
          <table:table-cell table:number-columns-repeated="22"/>
          <table:table-cell office:value-type="string">
            <text:p>smts</text:p>
          </table:table-cell>
          <table:table-cell office:value-type="string">
            <text:p>id if while do break return print { <text:span text:style-name="T1">ε</text:span></text:p>
          </table:table-cell>
          <table:table-cell table:number-columns-repeated="2"/>
          <table:table-cell office:value-type="string">
            <text:p>smts</text:p>
          </table:table-cell>
          <table:table-cell office:value-type="string">
            <text:p>}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mt</text:p>
          </table:table-cell>
          <table:table-cell table:number-columns-repeated="5"/>
          <table:table-cell office:value-type="string">
            <text:p>stmt ::= block</text:p>
          </table:table-cell>
          <table:table-cell table:number-columns-repeated="6"/>
          <table:table-cell office:value-type="string">
            <text:p>stmt ::= <text:span text:style-name="T2">if ( assign ) stmt stmt'</text:span></text:p>
          </table:table-cell>
          <table:table-cell table:style-name="ce4" office:value-type="string">
            <text:p>stmt ::=while ( assign ) stmt </text:p>
          </table:table-cell>
          <table:table-cell office:value-type="string">
            <text:p>stmt ::= <text:span text:style-name="T2">do stmt while ( assign ) ; </text:span></text:p>
          </table:table-cell>
          <table:table-cell office:value-type="string">
            <text:p>stmt ::= <text:span text:style-name="T2">break ; </text:span></text:p>
          </table:table-cell>
          <table:table-cell office:value-type="string">
            <text:p>stmt ::= <text:span text:style-name="T2">return stmt''</text:span></text:p>
          </table:table-cell>
          <table:table-cell office:value-type="string">
            <text:p>stmt ::= <text:span text:style-name="T2">print loc ; </text:span></text:p>
          </table:table-cell>
          <table:table-cell table:number-columns-repeated="22"/>
          <table:table-cell office:value-type="string">
            <text:p>stmt</text:p>
          </table:table-cell>
          <table:table-cell office:value-type="string">
            <text:p>id if while do break return print {</text:p>
          </table:table-cell>
          <table:table-cell table:number-columns-repeated="2"/>
          <table:table-cell office:value-type="string">
            <text:p>stmt</text:p>
          </table:table-cell>
          <table:table-cell office:value-type="string">
            <text:p>id if while do break return print { } els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tmt'</text:p>
          </table:table-cell>
          <table:table-cell/>
          <table:table-cell office:value-type="string">
            <text:p>stmt' ::= ε</text:p>
          </table:table-cell>
          <table:table-cell table:number-columns-repeated="3"/>
          <table:table-cell office:value-type="string">
            <text:p>stmt' ::= ε</text:p>
          </table:table-cell>
          <table:table-cell table:number-columns-repeated="6"/>
          <table:table-cell office:value-type="string">
            <text:p>stmt' ::= ε</text:p>
          </table:table-cell>
          <table:table-cell office:value-type="string">
            <text:p>stmt' ::= ε</text:p>
          </table:table-cell>
          <table:table-cell office:value-type="string">
            <text:p>stmt' ::= ε</text:p>
          </table:table-cell>
          <table:table-cell office:value-type="string">
            <text:p>stmt' ::= ε</text:p>
          </table:table-cell>
          <table:table-cell office:value-type="string">
            <text:p>stmt' ::= ε</text:p>
          </table:table-cell>
          <table:table-cell office:value-type="string">
            <text:p>stmt' ::= ε</text:p>
          </table:table-cell>
          <table:table-cell table:style-name="ce4" office:value-type="string">
            <text:p>stmt' ::= else stmt</text:p>
          </table:table-cell>
          <table:table-cell table:number-columns-repeated="21"/>
          <table:table-cell office:value-type="string">
            <text:p>stmt'</text:p>
          </table:table-cell>
          <table:table-cell office:value-type="string">
            <text:p>else <text:span text:style-name="T1">ε</text:span></text:p>
          </table:table-cell>
          <table:table-cell table:number-columns-repeated="2"/>
          <table:table-cell office:value-type="string">
            <text:p>stmt'</text:p>
          </table:table-cell>
          <table:table-cell office:value-type="string">
            <text:p>id if while do break return print {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mt''</text:p>
          </table:table-cell>
          <table:table-cell/>
          <table:table-cell office:value-type="string">
            <text:p>stmt'' ::= loc ;</text:p>
          </table:table-cell>
          <table:table-cell table:number-columns-repeated="2"/>
          <table:table-cell office:value-type="string">
            <text:p>stmt'' ::= ;</text:p>
          </table:table-cell>
          <table:table-cell table:number-columns-repeated="35"/>
          <table:table-cell office:value-type="string">
            <text:p>stmt''</text:p>
          </table:table-cell>
          <table:table-cell office:value-type="string">
            <text:p>Id ;</text:p>
          </table:table-cell>
          <table:table-cell table:number-columns-repeated="2"/>
          <table:table-cell office:value-type="string">
            <text:p>stmt''</text:p>
          </table:table-cell>
          <table:table-cell office:value-type="string">
            <text:p>id if while do break return print {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oc</text:p>
          </table:table-cell>
          <table:table-cell/>
          <table:table-cell table:style-name="ce4" office:value-type="string">
            <text:p>loc ::= <text:s text:c="2"/>id loc'' </text:p>
          </table:table-cell>
          <table:table-cell table:number-columns-repeated="38"/>
          <table:table-cell office:value-type="string">
            <text:p>loc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loc</text:p>
          </table:table-cell>
          <table:table-cell office:value-type="string">
            <text:p>; = * / + - &lt; &lt;= &gt;= &gt;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oc'</text:p>
          </table:table-cell>
          <table:table-cell table:number-columns-repeated="9"/>
          <table:table-cell table:style-name="ce4" office:value-type="string">
            <text:p>loc' ::= [ assign ]</text:p>
          </table:table-cell>
          <table:table-cell table:number-columns-repeated="19"/>
          <table:table-cell table:style-name="ce4" office:value-type="string">
            <text:p>loc' ::= . id</text:p>
          </table:table-cell>
          <table:table-cell table:number-columns-repeated="10"/>
          <table:table-cell office:value-type="string">
            <text:p>loc'</text:p>
          </table:table-cell>
          <table:table-cell office:value-type="string">
            <text:p>. [</text:p>
          </table:table-cell>
          <table:table-cell table:number-columns-repeated="2"/>
          <table:table-cell office:value-type="string">
            <text:p>loc'</text:p>
          </table:table-cell>
          <table:table-cell office:value-type="string">
            <text:p>. [ ; =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loc''</text:p>
          </table:table-cell>
          <table:table-cell table:number-columns-repeated="9"/>
          <table:table-cell table:style-name="ce4" office:value-type="string">
            <text:p>loc'' ::= <text:s text:c="7"/>loc' loc'' </text:p>
          </table:table-cell>
          <table:table-cell table:number-columns-repeated="19"/>
          <table:table-cell table:style-name="ce4" office:value-type="string">
            <text:p>loc'' ::= loc' loc'' </text:p>
          </table:table-cell>
          <table:table-cell table:number-columns-repeated="10"/>
          <table:table-cell office:value-type="string">
            <text:p>loc''</text:p>
          </table:table-cell>
          <table:table-cell office:value-type="string">
            <text:p>. [ <text:span text:style-name="T1">ε</text:span></text:p>
          </table:table-cell>
          <table:table-cell table:number-columns-repeated="2"/>
          <table:table-cell office:value-type="string">
            <text:p>loc''</text:p>
          </table:table-cell>
          <table:table-cell office:value-type="string">
            <text:p>; =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ssign</text:p>
          </table:table-cell>
          <table:table-cell/>
          <table:table-cell table:style-name="ce4" office:value-type="string">
            <text:p>assign ::= bool assign'</text:p>
          </table:table-cell>
          <table:table-cell table:style-name="ce4" office:value-type="string">
            <text:p>assign ::= bool assign'</text:p>
          </table:table-cell>
          <table:table-cell table:number-columns-repeated="8"/>
          <table:table-cell table:style-name="ce4" office:value-type="string">
            <text:p>assign ::= bool assign'</text:p>
          </table:table-cell>
          <table:table-cell table:number-columns-repeated="17"/>
          <table:table-cell table:style-name="ce4" office:value-type="string">
            <text:p>assign ::= bool assign'</text:p>
          </table:table-cell>
          <table:table-cell table:number-columns-repeated="2"/>
          <table:table-cell table:style-name="ce4" office:value-type="string">
            <text:p>assign ::= bool assign'</text:p>
          </table:table-cell>
          <table:table-cell table:style-name="ce4" office:value-type="string">
            <text:p>assign ::= bool assign'</text:p>
          </table:table-cell>
          <table:table-cell table:style-name="ce4" office:value-type="string">
            <text:p>assign ::= bool assign'</text:p>
          </table:table-cell>
          <table:table-cell table:style-name="ce4" office:value-type="string">
            <text:p>assign ::= bool assign'</text:p>
          </table:table-cell>
          <table:table-cell table:style-name="ce4" office:value-type="string">
            <text:p>assign ::= bool assign'</text:p>
          </table:table-cell>
          <table:table-cell table:number-columns-repeated="3"/>
          <table:table-cell office:value-type="string">
            <text:p>assign</text:p>
          </table:table-cell>
          <table:table-cell office:value-type="string">
            <text:p>! - ( id num real true false string </text:p>
          </table:table-cell>
          <table:table-cell table:number-columns-repeated="2"/>
          <table:table-cell office:value-type="string">
            <text:p>assign</text:p>
          </table:table-cell>
          <table:table-cell office:value-type="string">
            <text:p>] ) ; = ,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ssign'</text:p>
          </table:table-cell>
          <table:table-cell table:number-columns-repeated="3"/>
          <table:table-cell table:style-name="ce4" office:value-type="string">
            <text:p>assign' ::= ε </text:p>
          </table:table-cell>
          <table:table-cell table:number-columns-repeated="6"/>
          <table:table-cell table:style-name="ce4" office:value-type="string">
            <text:p>assign' ::= ε </text:p>
          </table:table-cell>
          <table:table-cell table:number-columns-repeated="8"/>
          <table:table-cell table:style-name="ce4" office:value-type="string">
            <text:p>assign' ::= = assign assign' #### <text:span text:style-name="T1">ε</text:span></text:p>
          </table:table-cell>
          <table:table-cell table:number-columns-repeated="17"/>
          <table:table-cell table:style-name="ce4" office:value-type="string">
            <text:p>assign' ::= ε </text:p>
          </table:table-cell>
          <table:table-cell table:number-columns-repeated="2"/>
          <table:table-cell office:value-type="string">
            <text:p>assign'</text:p>
          </table:table-cell>
          <table:table-cell office:value-type="string">
            <text:p>"=“ ε</text:p>
          </table:table-cell>
          <table:table-cell table:number-columns-repeated="2"/>
          <table:table-cell office:value-type="string">
            <text:p>assign'</text:p>
          </table:table-cell>
          <table:table-cell office:value-type="string">
            <text:p>] ) ; = ,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ool</text:p>
          </table:table-cell>
          <table:table-cell/>
          <table:table-cell table:style-name="ce4" office:value-type="string">
            <text:p>bool ::= <text:s/>join bool'</text:p>
          </table:table-cell>
          <table:table-cell table:style-name="ce4" office:value-type="string">
            <text:p>bool ::= <text:s/>join bool'</text:p>
          </table:table-cell>
          <table:table-cell table:number-columns-repeated="8"/>
          <table:table-cell table:style-name="ce4" office:value-type="string">
            <text:p>bool ::= <text:s/>join bool'</text:p>
          </table:table-cell>
          <table:table-cell table:number-columns-repeated="17"/>
          <table:table-cell table:style-name="ce4" office:value-type="string">
            <text:p>bool ::= <text:s/>join bool'</text:p>
          </table:table-cell>
          <table:table-cell table:number-columns-repeated="2"/>
          <table:table-cell table:style-name="ce4" office:value-type="string">
            <text:p>bool ::= <text:s/>join bool'</text:p>
          </table:table-cell>
          <table:table-cell table:style-name="ce4" office:value-type="string">
            <text:p>bool ::= <text:s/>join bool'</text:p>
          </table:table-cell>
          <table:table-cell table:style-name="ce4" office:value-type="string">
            <text:p>bool ::= <text:s/>join bool'</text:p>
          </table:table-cell>
          <table:table-cell table:style-name="ce4" office:value-type="string">
            <text:p>bool ::= <text:s/>join bool'</text:p>
          </table:table-cell>
          <table:table-cell table:style-name="ce4" office:value-type="string">
            <text:p>bool ::= <text:s/>join bool'</text:p>
          </table:table-cell>
          <table:table-cell table:number-columns-repeated="3"/>
          <table:table-cell office:value-type="string">
            <text:p>bool</text:p>
          </table:table-cell>
          <table:table-cell office:value-type="string">
            <text:p>! - ( id num real true false string </text:p>
          </table:table-cell>
          <table:table-cell table:number-columns-repeated="2"/>
          <table:table-cell office:value-type="string">
            <text:p>bool</text:p>
          </table:table-cell>
          <table:table-cell office:value-type="string">
            <text:p>] ) ; = ,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bool'</text:p>
          </table:table-cell>
          <table:table-cell table:number-columns-repeated="3"/>
          <table:table-cell office:value-type="string">
            <text:p>bool' ::= ε </text:p>
          </table:table-cell>
          <table:table-cell table:number-columns-repeated="6"/>
          <table:table-cell office:value-type="string">
            <text:p>bool' ::= ε </text:p>
          </table:table-cell>
          <table:table-cell table:number-columns-repeated="8"/>
          <table:table-cell office:value-type="string">
            <text:p>bool' ::= ε </text:p>
          </table:table-cell>
          <table:table-cell table:style-name="ce4" office:value-type="string">
            <text:p>bool' ::= || join bool'</text:p>
          </table:table-cell>
          <table:table-cell table:number-columns-repeated="16"/>
          <table:table-cell office:value-type="string">
            <text:p>bool' ::= ε </text:p>
          </table:table-cell>
          <table:table-cell table:number-columns-repeated="2"/>
          <table:table-cell office:value-type="string">
            <text:p>bool'</text:p>
          </table:table-cell>
          <table:table-cell office:value-type="string">
            <text:p>|| <text:span text:style-name="T1">ε</text:span></text:p>
          </table:table-cell>
          <table:table-cell table:number-columns-repeated="2"/>
          <table:table-cell office:value-type="string">
            <text:p>bool'</text:p>
          </table:table-cell>
          <table:table-cell office:value-type="string">
            <text:p>] ) ; = ,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oin</text:p>
          </table:table-cell>
          <table:table-cell/>
          <table:table-cell table:number-columns-repeated="2" table:style-name="ce4" office:value-type="string">
            <text:p>join ::= equality join'</text:p>
          </table:table-cell>
          <table:table-cell table:number-columns-repeated="8"/>
          <table:table-cell table:style-name="ce4" office:value-type="string">
            <text:p>join ::= equality join'</text:p>
          </table:table-cell>
          <table:table-cell table:number-columns-repeated="17"/>
          <table:table-cell table:style-name="ce4" office:value-type="string">
            <text:p>join ::= equality join'</text:p>
          </table:table-cell>
          <table:table-cell table:number-columns-repeated="2"/>
          <table:table-cell table:number-columns-repeated="5" table:style-name="ce4" office:value-type="string">
            <text:p>join ::= equality join'</text:p>
          </table:table-cell>
          <table:table-cell table:number-columns-repeated="3"/>
          <table:table-cell office:value-type="string">
            <text:p>join</text:p>
          </table:table-cell>
          <table:table-cell office:value-type="string">
            <text:p>! - ( id num real true false string </text:p>
          </table:table-cell>
          <table:table-cell table:number-columns-repeated="2"/>
          <table:table-cell office:value-type="string">
            <text:p>join</text:p>
          </table:table-cell>
          <table:table-cell office:value-type="string">
            <text:p>|| ] ) ; = ,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join'</text:p>
          </table:table-cell>
          <table:table-cell table:number-columns-repeated="3"/>
          <table:table-cell office:value-type="string">
            <text:p>join' ::= ε </text:p>
          </table:table-cell>
          <table:table-cell table:number-columns-repeated="6"/>
          <table:table-cell office:value-type="string">
            <text:p>join' ::= ε </text:p>
          </table:table-cell>
          <table:table-cell table:number-columns-repeated="8"/>
          <table:table-cell office:value-type="string">
            <text:p>join' ::= ε </text:p>
          </table:table-cell>
          <table:table-cell office:value-type="string">
            <text:p>join' ::= ε </text:p>
          </table:table-cell>
          <table:table-cell table:style-name="ce4"/>
          <table:table-cell table:number-columns-repeated="15"/>
          <table:table-cell office:value-type="string">
            <text:p>join' ::= ε </text:p>
          </table:table-cell>
          <table:table-cell table:number-columns-repeated="2"/>
          <table:table-cell office:value-type="string">
            <text:p>join'</text:p>
          </table:table-cell>
          <table:table-cell office:value-type="string">
            <text:p>&amp;&amp; <text:span text:style-name="T1">ε</text:span></text:p>
          </table:table-cell>
          <table:table-cell table:number-columns-repeated="2"/>
          <table:table-cell office:value-type="string">
            <text:p>join'</text:p>
          </table:table-cell>
          <table:table-cell office:value-type="string">
            <text:p>|| ] ) ; = ,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quality</text:p>
          </table:table-cell>
          <table:table-cell/>
          <table:table-cell table:number-columns-repeated="2" table:style-name="ce4" office:value-type="string">
            <text:p>equality ::= rel equality'</text:p>
          </table:table-cell>
          <table:table-cell table:number-columns-repeated="8"/>
          <table:table-cell table:style-name="ce4" office:value-type="string">
            <text:p>equality ::= rel equality'</text:p>
          </table:table-cell>
          <table:table-cell table:number-columns-repeated="17"/>
          <table:table-cell table:style-name="ce4" office:value-type="string">
            <text:p>equality ::= rel equality'</text:p>
          </table:table-cell>
          <table:table-cell table:number-columns-repeated="2"/>
          <table:table-cell table:number-columns-repeated="5" table:style-name="ce4" office:value-type="string">
            <text:p>equality ::= rel equality'</text:p>
          </table:table-cell>
          <table:table-cell table:number-columns-repeated="3"/>
          <table:table-cell office:value-type="string">
            <text:p>equality</text:p>
          </table:table-cell>
          <table:table-cell office:value-type="string">
            <text:p>! - ( id num real true false string </text:p>
          </table:table-cell>
          <table:table-cell table:number-columns-repeated="2"/>
          <table:table-cell office:value-type="string">
            <text:p>equality</text:p>
          </table:table-cell>
          <table:table-cell office:value-type="string">
            <text:p>&amp;&amp; || ] ) ; = ,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quality'</text:p>
          </table:table-cell>
          <table:table-cell table:number-columns-repeated="3"/>
          <table:table-cell office:value-type="string">
            <text:p>equality' ::= ε</text:p>
          </table:table-cell>
          <table:table-cell table:number-columns-repeated="6"/>
          <table:table-cell office:value-type="string">
            <text:p>equality' ::= ε</text:p>
          </table:table-cell>
          <table:table-cell table:number-columns-repeated="8"/>
          <table:table-cell office:value-type="string">
            <text:p>equality' ::= ε</text:p>
          </table:table-cell>
          <table:table-cell office:value-type="string">
            <text:p>equality' ::= ε</text:p>
          </table:table-cell>
          <table:table-cell office:value-type="string">
            <text:p>equality' ::= ε</text:p>
          </table:table-cell>
          <table:table-cell table:style-name="ce4" office:value-type="string">
            <text:p>equality' ::= == rel equality'</text:p>
          </table:table-cell>
          <table:table-cell table:style-name="ce4" office:value-type="string">
            <text:p>equality' ::= != rel equality'</text:p>
          </table:table-cell>
          <table:table-cell table:number-columns-repeated="13"/>
          <table:table-cell office:value-type="string">
            <text:p>equality' ::= ε</text:p>
          </table:table-cell>
          <table:table-cell table:number-columns-repeated="2"/>
          <table:table-cell office:value-type="string">
            <text:p>equality'</text:p>
          </table:table-cell>
          <table:table-cell office:value-type="string">
            <text:p>'==' '!=' ε</text:p>
          </table:table-cell>
          <table:table-cell table:number-columns-repeated="2"/>
          <table:table-cell office:value-type="string">
            <text:p>equality'</text:p>
          </table:table-cell>
          <table:table-cell office:value-type="string">
            <text:p>&amp;&amp; || ] ) ; = ,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l</text:p>
          </table:table-cell>
          <table:table-cell/>
          <table:table-cell table:style-name="ce4" office:value-type="string">
            <text:p>rel ::= expr <text:s/>rel' <text:s/></text:p>
          </table:table-cell>
          <table:table-cell table:style-name="ce4" office:value-type="string">
            <text:p>rel ::= expr <text:s/>rel' <text:s/></text:p>
          </table:table-cell>
          <table:table-cell table:number-columns-repeated="8"/>
          <table:table-cell table:style-name="ce4" office:value-type="string">
            <text:p>rel ::= expr <text:s/>rel' <text:s/></text:p>
          </table:table-cell>
          <table:table-cell table:number-columns-repeated="17"/>
          <table:table-cell table:style-name="ce4" office:value-type="string">
            <text:p>rel ::= expr <text:s/>rel' <text:s/></text:p>
          </table:table-cell>
          <table:table-cell table:number-columns-repeated="2"/>
          <table:table-cell table:style-name="ce4" office:value-type="string">
            <text:p>rel ::= expr <text:s/>rel' <text:s/></text:p>
          </table:table-cell>
          <table:table-cell table:style-name="ce4" office:value-type="string">
            <text:p>rel ::= expr <text:s/>rel' <text:s/></text:p>
          </table:table-cell>
          <table:table-cell table:style-name="ce4" office:value-type="string">
            <text:p>rel ::= expr <text:s/>rel' <text:s/></text:p>
          </table:table-cell>
          <table:table-cell table:style-name="ce4" office:value-type="string">
            <text:p>rel ::= expr <text:s/>rel' <text:s/></text:p>
          </table:table-cell>
          <table:table-cell table:style-name="ce4" office:value-type="string">
            <text:p>rel ::= expr <text:s/>rel' <text:s/></text:p>
          </table:table-cell>
          <table:table-cell table:number-columns-repeated="3"/>
          <table:table-cell office:value-type="string">
            <text:p>rel</text:p>
          </table:table-cell>
          <table:table-cell office:value-type="string">
            <text:p>! - ( id num real true false string </text:p>
          </table:table-cell>
          <table:table-cell table:number-columns-repeated="2"/>
          <table:table-cell office:value-type="string">
            <text:p>rel</text:p>
          </table:table-cell>
          <table:table-cell office:value-type="string">
            <text:p>'==' '!=' &amp;&amp; || ] ) ; = ,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l'</text:p>
          </table:table-cell>
          <table:table-cell table:number-columns-repeated="3"/>
          <table:table-cell office:value-type="string">
            <text:p>rel' ::= ε</text:p>
          </table:table-cell>
          <table:table-cell table:number-columns-repeated="6"/>
          <table:table-cell office:value-type="string">
            <text:p>rel' ::= ε</text:p>
          </table:table-cell>
          <table:table-cell table:number-columns-repeated="8"/>
          <table:table-cell office:value-type="string">
            <text:p>rel' ::= ε</text:p>
          </table:table-cell>
          <table:table-cell office:value-type="string">
            <text:p>rel' ::= ε</text:p>
          </table:table-cell>
          <table:table-cell office:value-type="string">
            <text:p>rel' ::= ε</text:p>
          </table:table-cell>
          <table:table-cell office:value-type="string">
            <text:p>rel' ::= ε</text:p>
          </table:table-cell>
          <table:table-cell office:value-type="string">
            <text:p>rel' ::= ε</text:p>
          </table:table-cell>
          <table:table-cell office:value-type="string">
            <text:p>rel' ::= &lt; expr</text:p>
          </table:table-cell>
          <table:table-cell office:value-type="string">
            <text:p>rel' ::= &lt;= expr</text:p>
          </table:table-cell>
          <table:table-cell office:value-type="string">
            <text:p>rel' ::= &gt;= expr</text:p>
          </table:table-cell>
          <table:table-cell office:value-type="string">
            <text:p>rel' ::= &gt; expr</text:p>
          </table:table-cell>
          <table:table-cell table:number-columns-repeated="9"/>
          <table:table-cell office:value-type="string">
            <text:p>rel' ::= ε</text:p>
          </table:table-cell>
          <table:table-cell table:number-columns-repeated="2"/>
          <table:table-cell office:value-type="string">
            <text:p>rel'</text:p>
          </table:table-cell>
          <table:table-cell office:value-type="string">
            <text:p>&lt; &gt; &lt;= &gt;= ε</text:p>
          </table:table-cell>
          <table:table-cell table:number-columns-repeated="2"/>
          <table:table-cell office:value-type="string">
            <text:p>rel'</text:p>
          </table:table-cell>
          <table:table-cell office:value-type="string">
            <text:p>'==' '!=' &amp;&amp; || ] ) ; = ,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xpr</text:p>
          </table:table-cell>
          <table:table-cell/>
          <table:table-cell table:style-name="ce4" office:value-type="string">
            <text:p>expr ::= term expr'</text:p>
          </table:table-cell>
          <table:table-cell table:style-name="ce4" office:value-type="string">
            <text:p>expr ::= term expr'</text:p>
          </table:table-cell>
          <table:table-cell table:number-columns-repeated="8"/>
          <table:table-cell table:style-name="ce4" office:value-type="string">
            <text:p>expr ::= term expr'</text:p>
          </table:table-cell>
          <table:table-cell table:number-columns-repeated="17"/>
          <table:table-cell table:style-name="ce4" office:value-type="string">
            <text:p>expr ::= term expr'</text:p>
          </table:table-cell>
          <table:table-cell table:number-columns-repeated="2"/>
          <table:table-cell table:style-name="ce4" office:value-type="string">
            <text:p>expr ::= term expr'</text:p>
          </table:table-cell>
          <table:table-cell table:style-name="ce4" office:value-type="string">
            <text:p>expr ::= term expr'</text:p>
          </table:table-cell>
          <table:table-cell table:style-name="ce4" office:value-type="string">
            <text:p>expr ::= term expr'</text:p>
          </table:table-cell>
          <table:table-cell table:style-name="ce4" office:value-type="string">
            <text:p>expr ::= term expr'</text:p>
          </table:table-cell>
          <table:table-cell table:style-name="ce4" office:value-type="string">
            <text:p>expr ::= term expr'</text:p>
          </table:table-cell>
          <table:table-cell table:number-columns-repeated="3"/>
          <table:table-cell office:value-type="string">
            <text:p>expr</text:p>
          </table:table-cell>
          <table:table-cell office:value-type="string">
            <text:p>! - ( id num real true false string </text:p>
          </table:table-cell>
          <table:table-cell table:number-columns-repeated="2"/>
          <table:table-cell office:value-type="string">
            <text:p>expr</text:p>
          </table:table-cell>
          <table:table-cell office:value-type="string">
            <text:p>&lt; &lt;= &gt;= &gt; 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expr'</text:p>
          </table:table-cell>
          <table:table-cell table:number-columns-repeated="24"/>
          <table:table-cell table:style-name="ce4" office:value-type="string">
            <text:p>expr' ::= ε</text:p>
          </table:table-cell>
          <table:table-cell table:style-name="ce4" office:value-type="string">
            <text:p>expr' ::= ε</text:p>
          </table:table-cell>
          <table:table-cell table:style-name="ce4" office:value-type="string">
            <text:p>expr' ::= ε</text:p>
          </table:table-cell>
          <table:table-cell table:style-name="ce4" office:value-type="string">
            <text:p>expr' ::= ε</text:p>
          </table:table-cell>
          <table:table-cell table:style-name="ce4" office:value-type="string">
            <text:p>expr' ::= + term expr'</text:p>
          </table:table-cell>
          <table:table-cell table:style-name="ce4" office:value-type="string">
            <text:p>expr' ::= - term expr'</text:p>
          </table:table-cell>
          <table:table-cell table:number-columns-repeated="10"/>
          <table:table-cell office:value-type="string">
            <text:p>expr'</text:p>
          </table:table-cell>
          <table:table-cell office:value-type="string">
            <text:p>+ - <text:span text:style-name="T1">ε</text:span></text:p>
          </table:table-cell>
          <table:table-cell table:number-columns-repeated="2"/>
          <table:table-cell office:value-type="string">
            <text:p>expr'</text:p>
          </table:table-cell>
          <table:table-cell office:value-type="string">
            <text:p>&lt; &lt;= &gt;= &gt;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rm</text:p>
          </table:table-cell>
          <table:table-cell/>
          <table:table-cell table:number-columns-repeated="2" table:style-name="ce4" office:value-type="string">
            <text:p>term ::= <text:s/>unary term'</text:p>
          </table:table-cell>
          <table:table-cell table:number-columns-repeated="8"/>
          <table:table-cell table:style-name="ce4" office:value-type="string">
            <text:p>term ::= <text:s/>unary term'</text:p>
          </table:table-cell>
          <table:table-cell table:number-columns-repeated="17"/>
          <table:table-cell table:style-name="ce4" office:value-type="string">
            <text:p>term ::= <text:s/>unary term'</text:p>
          </table:table-cell>
          <table:table-cell table:number-columns-repeated="2"/>
          <table:table-cell table:number-columns-repeated="5" table:style-name="ce4" office:value-type="string">
            <text:p>term ::= <text:s/>unary term'</text:p>
          </table:table-cell>
          <table:table-cell table:number-columns-repeated="3"/>
          <table:table-cell office:value-type="string">
            <text:p>term</text:p>
          </table:table-cell>
          <table:table-cell office:value-type="string">
            <text:p>! - ( id num real true false string </text:p>
          </table:table-cell>
          <table:table-cell table:number-columns-repeated="2"/>
          <table:table-cell office:value-type="string">
            <text:p>term</text:p>
          </table:table-cell>
          <table:table-cell office:value-type="string">
            <text:p>+ - &lt; &lt;= &gt;= &gt; 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erm'</text:p>
          </table:table-cell>
          <table:table-cell table:number-columns-repeated="24"/>
          <table:table-cell office:value-type="string">
            <text:p>term' ::= <text:span text:style-name="T1">ε</text:span></text:p>
          </table:table-cell>
          <table:table-cell office:value-type="string">
            <text:p>term' ::= <text:span text:style-name="T1">ε</text:span></text:p>
          </table:table-cell>
          <table:table-cell office:value-type="string">
            <text:p>term' ::= <text:span text:style-name="T1">ε</text:span></text:p>
          </table:table-cell>
          <table:table-cell office:value-type="string">
            <text:p>term' ::= <text:span text:style-name="T1">ε</text:span></text:p>
          </table:table-cell>
          <table:table-cell office:value-type="string">
            <text:p>term' ::= <text:span text:style-name="T1">ε</text:span></text:p>
          </table:table-cell>
          <table:table-cell office:value-type="string">
            <text:p>term' ::= <text:span text:style-name="T1">ε</text:span></text:p>
          </table:table-cell>
          <table:table-cell table:style-name="ce4" office:value-type="string">
            <text:p>term' ::= * unary term' </text:p>
          </table:table-cell>
          <table:table-cell table:style-name="ce4" office:value-type="string">
            <text:p>term' ::= / unary term' </text:p>
          </table:table-cell>
          <table:table-cell table:number-columns-repeated="8"/>
          <table:table-cell office:value-type="string">
            <text:p>term'</text:p>
          </table:table-cell>
          <table:table-cell office:value-type="string">
            <text:p>* / <text:span text:style-name="T1">ε</text:span></text:p>
          </table:table-cell>
          <table:table-cell table:number-columns-repeated="2"/>
          <table:table-cell office:value-type="string">
            <text:p>term'</text:p>
          </table:table-cell>
          <table:table-cell office:value-type="string">
            <text:p>+ - &lt; &lt;= &gt;= &gt;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nary</text:p>
          </table:table-cell>
          <table:table-cell/>
          <table:table-cell table:number-columns-repeated="2" table:style-name="ce4" office:value-type="string">
            <text:p>unary ::= factor</text:p>
          </table:table-cell>
          <table:table-cell table:number-columns-repeated="8"/>
          <table:table-cell table:style-name="ce4" office:value-type="string">
            <text:p>unary ::= factor</text:p>
          </table:table-cell>
          <table:table-cell table:number-columns-repeated="17"/>
          <table:table-cell table:style-name="ce4" office:value-type="string">
            <text:p>unary ::= - unary</text:p>
          </table:table-cell>
          <table:table-cell table:number-columns-repeated="2"/>
          <table:table-cell table:style-name="ce4" office:value-type="string">
            <text:p>unary ::= ! unary</text:p>
          </table:table-cell>
          <table:table-cell table:number-columns-repeated="4" table:style-name="ce4" office:value-type="string">
            <text:p>unary ::= factor</text:p>
          </table:table-cell>
          <table:table-cell table:number-columns-repeated="3"/>
          <table:table-cell office:value-type="string">
            <text:p>unary</text:p>
          </table:table-cell>
          <table:table-cell office:value-type="string">
            <text:p>! - ( id num real true false string </text:p>
          </table:table-cell>
          <table:table-cell table:number-columns-repeated="2"/>
          <table:table-cell office:value-type="string">
            <text:p>unary</text:p>
          </table:table-cell>
          <table:table-cell office:value-type="string">
            <text:p>* / + - &lt; &lt;= &gt;= &gt;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actor</text:p>
          </table:table-cell>
          <table:table-cell/>
          <table:table-cell office:value-type="string">
            <text:p>factor ::= loc | funccall</text:p>
          </table:table-cell>
          <table:table-cell table:style-name="ce4" office:value-type="string">
            <text:p>factor ::= ( assign )</text:p>
          </table:table-cell>
          <table:table-cell table:number-columns-repeated="8"/>
          <table:table-cell office:value-type="string">
            <text:p>factor ::= num</text:p>
          </table:table-cell>
          <table:table-cell table:number-columns-repeated="21"/>
          <table:table-cell office:value-type="string">
            <text:p>factor ::= real</text:p>
          </table:table-cell>
          <table:table-cell office:value-type="string">
            <text:p>factor ::= true</text:p>
          </table:table-cell>
          <table:table-cell office:value-type="string">
            <text:p>factor ::= false</text:p>
          </table:table-cell>
          <table:table-cell office:value-type="string">
            <text:p>factor ::= string</text:p>
          </table:table-cell>
          <table:table-cell table:number-columns-repeated="3"/>
          <table:table-cell office:value-type="string">
            <text:p>factor</text:p>
          </table:table-cell>
          <table:table-cell office:value-type="string">
            <text:p>( id num real true false string </text:p>
          </table:table-cell>
          <table:table-cell table:number-columns-repeated="2"/>
          <table:table-cell office:value-type="string">
            <text:p>factor</text:p>
          </table:table-cell>
          <table:table-cell office:value-type="string">
            <text:p>* / + - &lt; &lt;= &gt;= &gt;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unccall</text:p>
          </table:table-cell>
          <table:table-cell/>
          <table:table-cell table:style-name="ce4" office:value-type="string">
            <text:p>funccall ::= id ( optargs ) </text:p>
          </table:table-cell>
          <table:table-cell table:number-columns-repeated="38"/>
          <table:table-cell office:value-type="string">
            <text:p>funccall</text:p>
          </table:table-cell>
          <table:table-cell office:value-type="string">
            <text:p>Id ;</text:p>
          </table:table-cell>
          <table:table-cell table:number-columns-repeated="2"/>
          <table:table-cell office:value-type="string">
            <text:p>funccall</text:p>
          </table:table-cell>
          <table:table-cell table:style-name="ce5" office:value-type="string">
            <text:p>* / + - &lt; &lt;= &gt;= &gt;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optargs</text:p>
          </table:table-cell>
          <table:table-cell/>
          <table:table-cell table:style-name="ce4" office:value-type="string">
            <text:p>optargs ::= args</text:p>
          </table:table-cell>
          <table:table-cell/>
          <table:table-cell office:value-type="string">
            <text:p>optagrs ::= ε</text:p>
          </table:table-cell>
          <table:table-cell table:number-columns-repeated="36"/>
          <table:table-cell office:value-type="string">
            <text:p>optargs</text:p>
          </table:table-cell>
          <table:table-cell office:value-type="string">
            <text:p>id <text:span text:style-name="T1">ε</text:span></text:p>
          </table:table-cell>
          <table:table-cell table:number-columns-repeated="2"/>
          <table:table-cell office:value-type="string">
            <text:p>optargs</text:p>
          </table:table-cell>
          <table:table-cell office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gs</text:p>
          </table:table-cell>
          <table:table-cell/>
          <table:table-cell table:style-name="ce4" office:value-type="string">
            <text:p>args ::= assign args'</text:p>
          </table:table-cell>
          <table:table-cell table:style-name="ce4" office:value-type="string">
            <text:p>args ::= assign args'</text:p>
          </table:table-cell>
          <table:table-cell table:number-columns-repeated="8"/>
          <table:table-cell table:style-name="ce4" office:value-type="string">
            <text:p>args ::= assign args'</text:p>
          </table:table-cell>
          <table:table-cell table:number-columns-repeated="17"/>
          <table:table-cell table:style-name="ce4" office:value-type="string">
            <text:p>args ::= assign args'</text:p>
          </table:table-cell>
          <table:table-cell table:number-columns-repeated="2"/>
          <table:table-cell table:style-name="ce4" office:value-type="string">
            <text:p>args ::= assign args'</text:p>
          </table:table-cell>
          <table:table-cell table:style-name="ce4" office:value-type="string">
            <text:p>args ::= assign args'</text:p>
          </table:table-cell>
          <table:table-cell table:style-name="ce4" office:value-type="string">
            <text:p>args ::= assign args'</text:p>
          </table:table-cell>
          <table:table-cell table:style-name="ce4" office:value-type="string">
            <text:p>args ::= assign args'</text:p>
          </table:table-cell>
          <table:table-cell table:style-name="ce4" office:value-type="string">
            <text:p>args ::= assign args'</text:p>
          </table:table-cell>
          <table:table-cell table:number-columns-repeated="3"/>
          <table:table-cell office:value-type="string">
            <text:p>args</text:p>
          </table:table-cell>
          <table:table-cell office:value-type="string">
            <text:p>! - ( id num real true false string </text:p>
          </table:table-cell>
          <table:table-cell table:number-columns-repeated="2"/>
          <table:table-cell office:value-type="string">
            <text:p>args</text:p>
          </table:table-cell>
          <table:table-cell office:value-type="string">
            <text:p>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rgs'</text:p>
          </table:table-cell>
          <table:table-cell table:number-columns-repeated="3"/>
          <table:table-cell office:value-type="string">
            <text:p>agrs' ::= ε</text:p>
          </table:table-cell>
          <table:table-cell table:number-columns-repeated="33"/>
          <table:table-cell table:style-name="ce4" office:value-type="string">
            <text:p>args' ::= , args</text:p>
          </table:table-cell>
          <table:table-cell table:number-columns-repeated="2"/>
          <table:table-cell office:value-type="string">
            <text:p>args'</text:p>
          </table:table-cell>
          <table:table-cell office:value-type="string">
            <text:p>, <text:span text:style-name="T1">ε</text:span></text:p>
          </table:table-cell>
          <table:table-cell table:number-columns-repeated="2"/>
          <table:table-cell office:value-type="string">
            <text:p>args'</text:p>
          </table:table-cell>
          <table:table-cell office:value-type="string">
            <text:p>)</text:p>
          </table:table-cell>
          <table:table-cell table:number-columns-repeated="2"/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6">26.04.2012</text:date>, <text:time>20:33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2T18:30:53</meta:creation-date>
    <dc:date>2012-04-26T20:33:24</dc:date>
    <meta:editing-duration>PT16H9M25S</meta:editing-duration>
    <meta:editing-cycles>22</meta:editing-cycles>
    <meta:generator>LibreOffice/3.4$Unix LibreOffice_project/340m1$Build-402</meta:generator>
    <meta:document-statistic meta:table-count="3" meta:cell-count="441" meta:object-count="0"/>
  </office:meta>
</office:document-meta>
</file>